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Blade Master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increase damage of blade at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avy slas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slash-type damage to single enemy in fro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l slas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slash-type damage and minor ice to single enemy in front and reduce cool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e %(pow)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ola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atly reduce cool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d dow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uce cooldown passivel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ldown re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drill strike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pierce-type damage cd 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fire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and high fire element cd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i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inferno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fire element cd 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i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ire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frigid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and high ice element cd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c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frost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ice element cd 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c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ice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volt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and high volt element cd 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olt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shock slash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volt element cd 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olt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volt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y bl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high slash damage and high pure damage cd 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u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Ex-Plosion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deal high slash-type damage to single enemy and high AoE pure damage cd 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(pow)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ure %(pow)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pure area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rive Mast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damage of drive attack and increase drive speed by fix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eed+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verchar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damage of next attack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amage %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office:value-type="string" calcext:value-type="string">
            <text:p>Speed %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string" calcext:value-type="string">
            <text:p>mp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overdrive</text:p>
          </table:table-cell>
          <table:table-cell table:style-name="ce1"/>
          <table:table-cell table:style-name="ce3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can do drive in duration without cd</text:p>
          </table:table-cell>
          <table:table-cell table:style-name="ce1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mp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Speed %</text:p>
          </table:table-cell>
          <table:table-cell table:number-columns-repeated="10"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d cooldown</text:p>
          </table:table-cell>
          <table:table-cell table:number-columns-repeated="4"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10"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Dual Wield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an equip 2<text:span text:style-name="T1">nd</text:span> weapon and increase 2<text:span text:style-name="T1">nd</text:span> weapon damage(every attack and skill have second attack)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it-rate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p cost increase</text:p>
          </table:table-cell>
          <table:table-cell table:number-columns-repeated="10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Sword mastery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increase damage of sword attack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lv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 table:style-name="ce3" office:value-type="string" calcext:value-type="string">
            <text:p>Double Slash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deal two slash with each weapon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lash fu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a number of slash to single enem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umber of hit</text:p>
          </table:table-cell>
          <table:table-cell table:number-columns-repeated="4" office:value-type="string" calcext:value-type="string">
            <text:p>3-4</text:p>
          </table:table-cell>
          <table:table-cell table:number-columns-repeated="5" office:value-type="string" calcext:value-type="string">
            <text:p>3-5</text:p>
          </table:table-cell>
          <table:table-cell office:value-type="string" calcext:value-type="string">
            <text:p>3-6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onus hit %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ir-slash</text:p>
          </table:table-cell>
          <table:table-cell table:style-name="ce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ummon a sword wave that hit a single li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i-slas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umber of hit</text:p>
          </table:table-cell>
          <table:table-cell table:number-columns-repeated="4" office:value-type="string" calcext:value-type="string">
            <text:p>3-4</text:p>
          </table:table-cell>
          <table:table-cell table:number-columns-repeated="5" office:value-type="string" calcext:value-type="string">
            <text:p>3-5</text:p>
          </table:table-cell>
          <table:table-cell office:value-type="string" calcext:value-type="string">
            <text:p>3-6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onus hit %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10" office:value-type="string" calcext:value-type="string">
            <text:p>3*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word-da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al a number of slash to single enem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peed %</text:p>
          </table:table-cell>
          <table:table-cell table:number-columns-repeated="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umber of hit</text:p>
          </table:table-cell>
          <table:table-cell table:number-columns-repeated="4" office:value-type="string" calcext:value-type="string">
            <text:p>6-8</text:p>
          </table:table-cell>
          <table:table-cell table:number-columns-repeated="5" office:value-type="string" calcext:value-type="string">
            <text:p>7-9</text:p>
          </table:table-cell>
          <table:table-cell office:value-type="string" calcext:value-type="string">
            <text:p>8-10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formula="of:=CEILING(2.2*[.B157])" office:value-type="float" office:value="33" calcext:value-type="float">
            <text:p>33</text:p>
          </table:table-cell>
          <table:table-cell table:formula="of:=CEILING(2.2*[.C157])" office:value-type="float" office:value="33" calcext:value-type="float">
            <text:p>33</text:p>
          </table:table-cell>
          <table:table-cell table:formula="of:=CEILING(2.2*[.D157])" office:value-type="float" office:value="33" calcext:value-type="float">
            <text:p>33</text:p>
          </table:table-cell>
          <table:table-cell table:formula="of:=CEILING(2.2*[.E157])" office:value-type="float" office:value="33" calcext:value-type="float">
            <text:p>33</text:p>
          </table:table-cell>
          <table:table-cell table:formula="of:=CEILING(2.2*[.F157])" office:value-type="float" office:value="51" calcext:value-type="float">
            <text:p>51</text:p>
          </table:table-cell>
          <table:table-cell table:formula="of:=CEILING(2.2*[.G157])" office:value-type="float" office:value="51" calcext:value-type="float">
            <text:p>51</text:p>
          </table:table-cell>
          <table:table-cell table:formula="of:=CEILING(2.2*[.H157])" office:value-type="float" office:value="51" calcext:value-type="float">
            <text:p>51</text:p>
          </table:table-cell>
          <table:table-cell table:formula="of:=CEILING(2.2*[.I157])" office:value-type="float" office:value="51" calcext:value-type="float">
            <text:p>51</text:p>
          </table:table-cell>
          <table:table-cell table:formula="of:=CEILING(2.2*[.J157])" office:value-type="float" office:value="51" calcext:value-type="float">
            <text:p>51</text:p>
          </table:table-cell>
          <table:table-cell table:formula="of:=CEILING(2.2*[.K157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onus hit %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mbo mast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d damage according to number of hit last tur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Critical Maste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damage dealt by crit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Damage %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" table:number-columns-repeated="2"/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Lock-on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increase critical chance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it chanc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awk ey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wer defence of 1 enem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it chance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ind ey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it chance up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it ch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/>
          <table:table-cell table:style-name="ce1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command mastery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increase command effectiven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ffect incre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ttack comm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ack incre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 %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fense comm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fense incre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f %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orm comm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k def increa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f %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style-name="ce1" table:formula="of:=CEILING(1.5*[.B230])" office:value-type="float" office:value="15" calcext:value-type="float">
            <text:p>15</text:p>
          </table:table-cell>
          <table:table-cell table:style-name="ce1" table:formula="of:=CEILING(1.5*[.C230])" office:value-type="float" office:value="15" calcext:value-type="float">
            <text:p>15</text:p>
          </table:table-cell>
          <table:table-cell table:style-name="ce1" table:formula="of:=CEILING(1.5*[.D230])" office:value-type="float" office:value="15" calcext:value-type="float">
            <text:p>15</text:p>
          </table:table-cell>
          <table:table-cell table:style-name="ce1" table:formula="of:=CEILING(1.5*[.E230])" office:value-type="float" office:value="15" calcext:value-type="float">
            <text:p>15</text:p>
          </table:table-cell>
          <table:table-cell table:style-name="ce1" table:formula="of:=CEILING(1.5*[.F230])" office:value-type="float" office:value="23" calcext:value-type="float">
            <text:p>23</text:p>
          </table:table-cell>
          <table:table-cell table:style-name="ce1" table:formula="of:=CEILING(1.5*[.G230])" office:value-type="float" office:value="23" calcext:value-type="float">
            <text:p>23</text:p>
          </table:table-cell>
          <table:table-cell table:style-name="ce1" table:formula="of:=CEILING(1.5*[.H230])" office:value-type="float" office:value="23" calcext:value-type="float">
            <text:p>23</text:p>
          </table:table-cell>
          <table:table-cell table:style-name="ce1" table:formula="of:=CEILING(1.5*[.I230])" office:value-type="float" office:value="23" calcext:value-type="float">
            <text:p>23</text:p>
          </table:table-cell>
          <table:table-cell table:style-name="ce1" table:formula="of:=CEILING(1.5*[.J230])" office:value-type="float" office:value="23" calcext:value-type="float">
            <text:p>23</text:p>
          </table:table-cell>
          <table:table-cell table:style-name="ce1" table:formula="of:=CEILING(1.5*[.K23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tack %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orale boo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p regen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v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hp regen %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hp regen fix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style-name="ce1" table:formula="of:=CEILING(1.5*[.B230])" office:value-type="float" office:value="15" calcext:value-type="float">
            <text:p>15</text:p>
          </table:table-cell>
          <table:table-cell table:style-name="ce1" table:formula="of:=CEILING(1.5*[.C230])" office:value-type="float" office:value="15" calcext:value-type="float">
            <text:p>15</text:p>
          </table:table-cell>
          <table:table-cell table:style-name="ce1" table:formula="of:=CEILING(1.5*[.D230])" office:value-type="float" office:value="15" calcext:value-type="float">
            <text:p>15</text:p>
          </table:table-cell>
          <table:table-cell table:style-name="ce1" table:formula="of:=CEILING(1.5*[.E230])" office:value-type="float" office:value="15" calcext:value-type="float">
            <text:p>15</text:p>
          </table:table-cell>
          <table:table-cell table:style-name="ce1" table:formula="of:=CEILING(1.5*[.F230])" office:value-type="float" office:value="23" calcext:value-type="float">
            <text:p>23</text:p>
          </table:table-cell>
          <table:table-cell table:style-name="ce1" table:formula="of:=CEILING(1.5*[.G230])" office:value-type="float" office:value="23" calcext:value-type="float">
            <text:p>23</text:p>
          </table:table-cell>
          <table:table-cell table:style-name="ce1" table:formula="of:=CEILING(1.5*[.H230])" office:value-type="float" office:value="23" calcext:value-type="float">
            <text:p>23</text:p>
          </table:table-cell>
          <table:table-cell table:style-name="ce1" table:formula="of:=CEILING(1.5*[.I230])" office:value-type="float" office:value="23" calcext:value-type="float">
            <text:p>23</text:p>
          </table:table-cell>
          <table:table-cell table:style-name="ce1" table:formula="of:=CEILING(1.5*[.J230])" office:value-type="float" office:value="23" calcext:value-type="float">
            <text:p>23</text:p>
          </table:table-cell>
          <table:table-cell table:style-name="ce1" table:formula="of:=CEILING(1.5*[.K230])" office:value-type="float" office:value="33" calcext:value-type="float">
            <text:p>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magus mastery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ncrease effect of magus sk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ffect incre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eakening sta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rease attack of enemy effect increase if ailled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k dow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ffect increase</text:p>
          </table:table-cell>
          <table:table-cell table:number-columns-repeated="10" office:value-type="string" calcext:value-type="string">
            <text:p>2*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rosive sta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crease attack of enemy effect increase if ailled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k dow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amage %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ffect increase</text:p>
          </table:table-cell>
          <table:table-cell table:number-columns-repeated="10" office:value-type="string" calcext:value-type="string">
            <text:p>2*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/>
          <table:table-cell table:style-name="ce1" table:number-columns-repeated="2"/>
          <table:table-cell table:number-columns-repeated="8"/>
        </table:table-row>
        <table:table-row table:style-name="ro4">
          <table:table-cell table:style-name="ce3" office:value-type="string" calcext:value-type="string">
            <text:p>lv3 random disease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lv5 corrosive mist</text:p>
          </table:table-cell>
          <table:table-cell table:style-name="ce1" table:number-columns-repeated="2"/>
          <table:table-cell table:number-columns-repeated="8"/>
        </table:table-row>
        <table:table-row table:style-name="ro4">
          <table:table-cell table:style-name="ce3" office:value-type="string" calcext:value-type="string">
            <text:p>lv5 weakening mist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lv7 doom stab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lv7 venom stab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lv10 power stab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lv5 heal</text:p>
          </table:table-cell>
          <table:table-cell table:style-name="ce3" office:value-type="string" calcext:value-type="string">
            <text:p>lv5 line heal</text:p>
          </table:table-cell>
          <table:table-cell table:style-name="ce3" office:value-type="string" calcext:value-type="string">
            <text:p>lv5 party heal</text:p>
          </table:table-cell>
          <table:table-cell table:number-columns-repeated="8"/>
        </table:table-row>
        <table:table-row table:style-name="ro1">
          <table:table-cell table:style-name="ce1" table:number-columns-repeated="3"/>
          <table:table-cell table:number-columns-repeated="8"/>
        </table:table-row>
        <table:table-row table:style-name="ro1">
          <table:table-cell table:style-name="ce3" office:value-type="string" calcext:value-type="string">
            <text:p>lucky lass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hp up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mp up</text:p>
          </table:table-cell>
          <table:table-cell table:style-name="ce1" table:number-columns-repeated="2"/>
          <table:table-cell table:number-columns-repeated="8"/>
        </table:table-row>
        <table:table-row table:style-name="ro1" table:number-rows-repeated="57">
          <table:table-cell table:number-columns-repeated="11"/>
        </table:table-row>
        <table:table-row table:style-name="ro1">
          <table:table-cell office:value-type="string" calcext:value-type="string">
            <text:p>standard skill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Hp 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hp by percent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p 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Mp 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crease mp by percent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p 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9:39:02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0:56:24.270000000</meta:creation-date>
    <dc:date>2020-03-10T10:31:02.210000000</dc:date>
    <meta:editing-duration>PT45M20S</meta:editing-duration>
    <meta:editing-cycles>5</meta:editing-cycles>
    <meta:generator>LibreOffice/6.1.0.3$Windows_X86_64 LibreOffice_project/efb621ed25068d70781dc026f7e9c5187a4decd1</meta:generator>
    <meta:document-statistic meta:table-count="1" meta:cell-count="1809" meta:object-count="0"/>
    <meta:user-defined meta:name=""/>
  </office:meta>
</office:document-meta>
</file>